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Times New Roman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Times New Roman" style:font-weight-asian="normal" style:font-style-asian="normal" style:font-style-complex="normal" style:text-emphasize="none" style:font-relief="none" style:text-overline-style="none" style:text-overline-color="font-color" style:use-window-font-color="true" fo:font-weight="normal" fo:language="pt" fo:country="BR" style:language-asian="en" style:country-asian="US" style:language-complex="ar" style:country-complex="SA" style:font-weight-complex="normal" fo:font-size="13pt" style:font-size-asian="13pt" style:font-size-complex="13pt"/>
    </style:style>
    <style:style style:name="T2" style:family="text">
      <style:text-properties style:font-name="Times New Roman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Times New Roman" style:font-weight-asian="normal" style:font-style-asian="normal" style:font-style-complex="normal" style:text-emphasize="none" style:font-relief="none" style:text-overline-style="none" style:text-overline-color="font-color" style:use-window-font-color="true" fo:language="pt" fo:country="BR" style:language-asian="en" style:country-asian="US" style:language-complex="ar" style:country-complex="SA" fo:font-size="13pt" style:font-size-asian="13pt" style:font-size-complex="13pt" fo:font-weight="bold" style:font-weight-complex="bold"/>
    </style:style>
    <style:style style:name="T3" style:family="text">
      <style:text-properties style:font-name="Times New Roman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Times New Roman" style:font-weight-asian="normal" style:font-style-asian="normal" style:font-style-complex="normal" style:text-emphasize="none" style:font-relief="none" style:text-overline-style="none" style:text-overline-color="font-color" style:use-window-font-color="true" fo:language="pt" fo:country="BR" style:language-asian="en" style:country-asian="US" style:language-complex="ar" style:country-complex="SA" fo:font-size="13pt" style:font-size-asian="13pt" style:font-size-complex="13pt" fo:font-weight="normal" style:font-weight-complex="normal"/>
    </style:style>
    <style:style style:name="T4" style:family="text">
      <style:text-properties style:font-name="Times New Roman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Times New Roman" style:font-weight-asian="normal" style:font-style-asian="normal" style:font-style-complex="normal" style:text-emphasize="none" style:font-relief="none" style:text-overline-style="none" style:text-overline-color="font-color" style:use-window-font-color="true" fo:language="pt" fo:country="BR" style:language-asian="en" style:country-asian="US" style:language-complex="ar" style:country-complex="SA" fo:font-size="13pt" style:font-size-asian="13pt" style:font-size-complex="13pt" fo:font-weight="normal" style:font-weight-complex="normal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leiame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5">
            <text:p><text:span text:style-name="T1">Considere os resultados (kg/parcela) de um experimento bifatorial </text:span></text:p>
            <text:p><text:span text:style-name="T1">(fatorial duplo) instalado no delineamento em blocos ao acaso com 4 </text:span></text:p>
            <text:p><text:span text:style-name="T1">repetições. Os </text:span><text:span text:style-name="T2">níveis</text:span><text:span text:style-name="T3"> do fator C são constituídos por 4 cultivares de </text:span></text:p>
            <text:p><text:span text:style-name="T3">milho (C</text:span><text:span text:style-name="T4">1</text:span><text:span text:style-name="T3">, C</text:span><text:span text:style-name="T4">2</text:span><text:span text:style-name="T3">, C</text:span><text:span text:style-name="T4">3</text:span><text:span text:style-name="T3"> e C</text:span><text:span text:style-name="T4">4</text:span><text:span text:style-name="T3">) e os </text:span><text:span text:style-name="T2">níveis </text:span><text:span text:style-name="T3">do fator M por 3 formas de manejo </text:span></text:p>
            <text:p><text:span text:style-name="T3">(M</text:span><text:span text:style-name="T4">1</text:span><text:span text:style-name="T3">, M</text:span><text:span text:style-name="T4">2</text:span><text:span text:style-name="T3"> e M</text:span><text:span text:style-name="T4">3</text:span><text:span text:style-name="T3">). 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2">
          <table:covered-table-cell table:number-columns-repeated="6"/>
        </table:table-row>
      </table:table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ultivar </text:p>
          </table:table-cell>
          <table:table-cell office:value-type="string" calcext:value-type="string">
            <text:p>Manej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.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.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.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.00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8:57:28.0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4:36:34.502000000</meta:creation-date>
    <dc:date>2025-05-12T18:59:13.515000000</dc:date>
    <meta:editing-duration>PT4M51S</meta:editing-duration>
    <meta:editing-cycles>2</meta:editing-cycles>
    <meta:generator>LibreOffice/7.5.5.2$Windows_X86_64 LibreOffice_project/ca8fe7424262805f223b9a2334bc7181abbcbf5e</meta:generator>
    <meta:document-statistic meta:table-count="2" meta:cell-count="197" meta:object-count="0"/>
  </office:meta>
</office:document-meta>
</file>